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778in" table:align="right"/>
    </style:style>
    <style:style style:name="Table1.A" style:family="table-column">
      <style:table-column-properties style:column-width="0.6354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0.9167in"/>
    </style:style>
    <style:style style:name="Table1.D" style:family="table-column">
      <style:table-column-properties style:column-width="1.4583in"/>
    </style:style>
    <style:style style:name="Table1.E" style:family="table-column">
      <style:table-column-properties style:column-width="3.1049in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0.3854in" style:rel-column-width="555*"/>
    </style:style>
    <style:style style:name="Table2.B" style:family="table-column">
      <style:table-column-properties style:column-width="2.7188in" style:rel-column-width="3915*"/>
    </style:style>
    <style:style style:name="Table2.C" style:family="table-column">
      <style:table-column-properties style:column-width="3.5882in" style:rel-column-width="5167*"/>
    </style:style>
    <style:style style:name="Table2.A1" style:family="table-cell">
      <style:table-cell-properties fo:background-color="#dddddd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C1" style:family="table-cell">
      <style:table-cell-properties fo:background-color="#dddddd" fo:padding="0.0382in" fo:border="0.0007in solid #000000">
        <style:background-image/>
      </style:table-cell-properties>
    </style:style>
    <style:style style:name="Table2.A2" style:family="table-cell">
      <style:table-cell-properties fo:background-color="#dddddd" fo:padding="0.0382in" fo:border-left="0.0007in solid #000000" fo:border-right="none" fo:border-top="none" fo:border-bottom="0.0007in solid #000000">
        <style:background-image/>
      </style:table-cell-properties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 1</text:p>
      <text:p text:style-name="Standard"/>
      <text:p text:style-name="Standard"><text:s text:c="2"/>(a) Derive the gradient of the BCE loss function with respect to the weights of the output layer </text:p>
      <text:p text:style-name="Standard"/>
      <text:p text:style-name="Standard"><text:s text:c="8"/><draw:frame draw:style-name="fr1" draw:name="graphics1" text:anchor-type="as-char" svg:y="-1.0311in" svg:width="5.8465in" svg:height="0.8335in" draw:z-index="10"><draw:image xlink:href="https://static.wixstatic.com/media/3b0ac3_dca5e2fcde99413c92973cde34ecd5ea~mv2.jpg/v1/fill/w_730,h_122,al_c,q_80,usm_0.66_1.00_0.01,enc_auto/3b0ac3_dca5e2fcde99413c92973cde34ecd5ea~mv2.jpg" xlink:type="simple" xlink:show="embed" xlink:actuate="onLoad"/></draw:frame> </text:p>
      <text:p text:style-name="Standard"><draw:frame draw:style-name="fr2" draw:name="graphics2" text:anchor-type="as-char" svg:y="-1.0055in" svg:width="6.2217in" svg:height="0.9327in" draw:z-index="11"><draw:image xlink:href="https://static.wixstatic.com/media/3b0ac3_be8766aaefe64b5282fef120d2be2236~mv2.jpg/v1/fill/w_730,h_122,al_c,q_80,usm_0.66_1.00_0.01,enc_auto/3b0ac3_be8766aaefe64b5282fef120d2be2236~mv2.jpg" xlink:type="simple" xlink:show="embed" xlink:actuate="onLoad"/></draw:frame> </text:p>
      <text:p text:style-name="Standard"/>
      <text:p text:style-name="Standard"><draw:frame draw:style-name="fr2" draw:name="graphics3" text:anchor-type="as-char" svg:y="-1.2307in" svg:width="6.2634in" svg:height="1.022in" draw:z-index="12"><draw:image xlink:href="https://static.wixstatic.com/media/3b0ac3_614ef0123be34aef84600508a5939fd7~mv2.jpg/v1/fill/w_730,h_122,al_c,q_80,usm_0.66_1.00_0.01,enc_auto/3b0ac3_614ef0123be34aef84600508a5939fd7~mv2.jpg" xlink:type="simple" xlink:show="embed" xlink:actuate="onLoad"/></draw:frame> </text:p>
      <text:p text:style-name="Standard"><draw:frame draw:style-name="fr2" draw:name="graphics4" text:anchor-type="as-char" svg:y="-1.4744in" svg:width="6.3673in" svg:height="1.0472in" draw:z-index="13"><draw:image xlink:href="https://static.wixstatic.com/media/3b0ac3_a49979ff20924f108ce881355f13dcc0~mv2.jpg" xlink:type="simple" xlink:show="embed" xlink:actuate="onLoad"/></draw:frame> </text:p>
      <text:p text:style-name="Standard"><draw:frame draw:style-name="fr2" draw:name="graphics5" text:anchor-type="as-char" svg:y="-1.6409in" svg:width="6.5339in" svg:height="1.2453in" draw:z-index="14"><draw:image xlink:href="https://static.wixstatic.com/media/3b0ac3_add4d5ce670540e18c9f3a7d6594022e~mv2.jpg" xlink:type="simple" xlink:show="embed" xlink:actuate="onLoad"/></draw:frame> </text:p>
      <text:p text:style-name="Standard"/>
      <text:p text:style-name="Standard"><text:tab/><text:tab/><text:tab/><text:tab/><text:tab/>omitting....</text:p>
      <text:p text:style-name="Standard"/>
      <text:p text:style-name="Standard"/>
      <text:p text:style-name="Standard"/>
      <text:p text:style-name="Standard"><draw:frame draw:style-name="fr3" draw:name="graphics6" text:anchor-type="as-char" svg:width="6.5756in" svg:height="1.2866in" draw:z-index="15"><draw:image xlink:href="https://static.wixstatic.com/media/3b0ac3_3127a58d2eb54f5eb3dd6785aab57b44~mv2.jpg" xlink:type="simple" xlink:show="embed" xlink:actuate="onLoad"/></draw:frame> </text:p>
      <text:p text:style-name="Standard"/>
      <text:p text:style-name="Standard"><text:soft-page-break/><draw:frame draw:style-name="fr3" draw:name="graphics7" text:anchor-type="as-char" svg:width="6.6071in" svg:height="1.148in" draw:z-index="16"><draw:image xlink:href="https://static.wixstatic.com/media/3b0ac3_4bcccf645e554ac693bbf28cc9a930ad~mv2.jpg" xlink:type="simple" xlink:show="embed" xlink:actuate="onLoad"/></draw:frame> </text:p>
      <text:p text:style-name="Standard"/>
      <text:p text:style-name="Standard"/>
      <text:p text:style-name="Standard"><draw:frame draw:style-name="fr3" draw:name="graphics8" text:anchor-type="as-char" svg:width="6.5028in" svg:height="1.3307in" draw:z-index="17"><draw:image xlink:href="https://static.wixstatic.com/media/3b0ac3_db429ad8dc4340e69f756bc3c6f74711~mv2.jpg" xlink:type="simple" xlink:show="embed" xlink:actuate="onLoad"/></draw:frame> </text:p>
      <text:p text:style-name="Standard"/>
      <text:p text:style-name="Standard">where X is output weights (vector)</text:p>
      <text:p text:style-name="Standard"/>
      <text:p text:style-name="Standard"><text:s text:c="2"/>(b)Explain how the gradient is influenced by the magnitude of the predictions (close to 0 or 1). </text:p>
      <text:p text:style-name="Standard"/>
      <text:p text:style-name="Standard"><text:s text:c="2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draw:frame draw:style-name="fr5" draw:name="Object11" text:anchor-type="as-char" svg:width="0.1819in" svg:height="0.1839in" draw:z-index="18"><draw:object xlink:href="./Object 11" xlink:type="simple" xlink:show="embed" xlink:actuate="onLoad"/><draw:image xlink:href="./ObjectReplacements/Object 11" xlink:type="simple" xlink:show="embed" xlink:actuate="onLoad"/></draw:frame>Close to 1</text:p>
          </table:table-cell>
          <table:table-cell table:style-name="Table2.C1" office:value-type="string">
            <text:p text:style-name="Table_20_Contents"><draw:frame draw:style-name="fr5" draw:name="Object12" text:anchor-type="as-char" svg:width="0.1819in" svg:height="0.1839in" draw:z-index="19"><draw:object xlink:href="./Object 12" xlink:type="simple" xlink:show="embed" xlink:actuate="onLoad"/><draw:image xlink:href="./ObjectReplacements/Object 12" xlink:type="simple" xlink:show="embed" xlink:actuate="onLoad"/><svg:desc>formula</svg:desc></draw:frame>Close to 0</text:p>
          </table:table-cell>
        </table:table-row>
        <table:table-row>
          <table:table-cell table:style-name="Table2.A2" office:value-type="string">
            <text:p text:style-name="Table_20_Contents">y=1</text:p>
          </table:table-cell>
          <table:table-cell table:style-name="Table2.B2" office:value-type="string">
            <text:p text:style-name="Table_20_Contents">the gradient is small </text:p>
          </table:table-cell>
          <table:table-cell table:style-name="Table2.C2" office:value-type="string">
            <text:p text:style-name="Table_20_Contents">large negative gradient</text:p>
          </table:table-cell>
        </table:table-row>
        <table:table-row>
          <table:table-cell table:style-name="Table2.A2" office:value-type="string">
            <text:p text:style-name="Table_20_Contents">y=0</text:p>
          </table:table-cell>
          <table:table-cell table:style-name="Table2.B2" office:value-type="string">
            <text:p text:style-name="Table_20_Contents">large positive gradient</text:p>
          </table:table-cell>
          <table:table-cell table:style-name="Table2.C2" office:value-type="string">
            <text:p text:style-name="Table_20_Contents">the gradient is small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 2</text:p>
      <text:p text:style-name="Standard"/>
      <text:p text:style-name="Standard"><text:s/>(a) Calculate the accuracy, precision, recall, and F1-score for each class. </text:p>
      <text:p text:style-name="Standard"/>
      <text:p text:style-name="Standard"/>
      <text:p text:style-name="Standard"/>
      <text:p text:style-name="Standard">Precision_A =<draw:frame draw:style-name="fr4" draw:name="Object1" text:anchor-type="as-char" svg:width="0.7366in" svg:height="0.3929in" draw:z-index="0"><draw:object xlink:href="./Object 1" xlink:type="simple" xlink:show="embed" xlink:actuate="onLoad"/><draw:image xlink:href="./ObjectReplacements/Object 1" xlink:type="simple" xlink:show="embed" xlink:actuate="onLoad"/></draw:frame>= 0.82; Recall_A = <draw:frame draw:style-name="fr4" draw:name="Object4" text:anchor-type="as-char" svg:width="0.8126in" svg:height="0.3937in" draw:z-index="3"><draw:object xlink:href="./Object 4" xlink:type="simple" xlink:show="embed" xlink:actuate="onLoad"/><draw:image xlink:href="./ObjectReplacements/Object 4" xlink:type="simple" xlink:show="embed" xlink:actuate="onLoad"/></draw:frame>= 0.77; F1_A=<draw:frame draw:style-name="fr4" draw:name="Object8" text:anchor-type="as-char" svg:width="0.9917in" svg:height="0.3937in" draw:z-index="6"><draw:object xlink:href="./Object 8" xlink:type="simple" xlink:show="embed" xlink:actuate="onLoad"/><draw:image xlink:href="./ObjectReplacements/Object 8" xlink:type="simple" xlink:show="embed" xlink:actuate="onLoad"/></draw:frame>=0.79</text:p>
      <text:p text:style-name="Standard"/>
      <text:p text:style-name="Standard">Precision_B =<draw:frame draw:style-name="fr4" draw:name="Object2" text:anchor-type="as-char" svg:width="0.7299in" svg:height="0.3929in" draw:z-index="1"><draw:object xlink:href="./Object 2" xlink:type="simple" xlink:show="embed" xlink:actuate="onLoad"/><draw:image xlink:href="./ObjectReplacements/Object 2" xlink:type="simple" xlink:show="embed" xlink:actuate="onLoad"/></draw:frame>= 0.85; Recall_B = <draw:frame draw:style-name="fr4" draw:name="Object5" text:anchor-type="as-char" svg:width="0.7299in" svg:height="0.3937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= 0.80; F1_B=<draw:frame draw:style-name="fr4" draw:name="Object9" text:anchor-type="as-char" svg:width="0.9917in" svg:height="0.3937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=0.82</text:p>
      <text:p text:style-name="Standard"/>
      <text:p text:style-name="Standard">Precision_C =<draw:frame draw:style-name="fr4" draw:name="Object3" text:anchor-type="as-char" svg:width="0.8102in" svg:height="0.3929in" draw:z-index="2"><draw:object xlink:href="./Object 3" xlink:type="simple" xlink:show="embed" xlink:actuate="onLoad"/><draw:image xlink:href="./ObjectReplacements/Object 3" xlink:type="simple" xlink:show="embed" xlink:actuate="onLoad"/></draw:frame>= 0.82; Recall_C=<draw:frame draw:style-name="fr4" draw:name="Object6" text:anchor-type="as-char" svg:width="0.7374in" svg:height="0.3937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= 0.89; F1_C=<draw:frame draw:style-name="fr4" draw:name="Object10" text:anchor-type="as-char" svg:width="0.9917in" svg:height="0.3937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=0.85</text:p>
      <text:p text:style-name="Standard"/>
      <text:p text:style-name="Standard">(b)</text:p>
      <text:p text:style-name="Standard"/>
      <text:p text:style-name="Standard"><text:s text:c="2"/>Accuracy = <draw:frame draw:style-name="fr4" draw:name="Object7" text:anchor-type="as-char" svg:width="2.3346in" svg:height="0.3937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= 0.83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table:style-name="Table1.A1" office:value-type="string">
            <text:p text:style-name="Table_20_Contents">Class</text:p>
          </table:table-cell>
          <table:table-cell table:style-name="Table1.A1" office:value-type="string">
            <text:p text:style-name="Table_20_Contents">F1</text:p>
          </table:table-cell>
          <table:table-cell table:style-name="Table1.A1" office:value-type="string">
            <text:p text:style-name="Table_20_Contents">Support</text:p>
          </table:table-cell>
          <table:table-cell table:style-name="Table1.A1" office:value-type="string">
            <text:p text:style-name="Table_20_Contents">Support Proportion</text:p>
          </table:table-cell>
          <table:table-cell table:style-name="Table1.E1" office:value-type="string">
            <text:p text:style-name="Table_20_Contents">weighted average F1-score </text:p>
          </table:table-cell>
        </table:table-row>
        <table:table-row>
          <table:table-cell table:style-name="Table1.A2" office:value-type="string">
            <text:p text:style-name="Table_20_Contents">A</text:p>
          </table:table-cell>
          <table:table-cell table:style-name="Table1.B2" office:value-type="float" office:value="0.74">
            <text:p text:style-name="Table_20_Contents">0.74</text:p>
          </table:table-cell>
          <table:table-cell table:style-name="Table1.B2" office:value-type="float" office:value="65">
            <text:p text:style-name="Table_20_Contents">65</text:p>
          </table:table-cell>
          <table:table-cell table:style-name="Table1.B2" office:value-type="float" office:value="0.28">
            <text:p text:style-name="Table_20_Contents">0.28</text:p>
          </table:table-cell>
          <table:table-cell table:style-name="Table1.E2" table:number-rows-spanned="4" office:value-type="string">
            <text:p text:style-name="Table_20_Contents">0.79*0.28 + 0.82*0.32 + 0.85*0.39=<text:span text:style-name="T1">0.82</text:span></text:p>
          </table:table-cell>
        </table:table-row>
        <table:table-row>
          <table:table-cell table:style-name="Table1.A2" office:value-type="string">
            <text:p text:style-name="Table_20_Contents">B</text:p>
          </table:table-cell>
          <table:table-cell table:style-name="Table1.B2" office:value-type="float" office:value="0.82">
            <text:p text:style-name="Table_20_Contents">0.82</text:p>
          </table:table-cell>
          <table:table-cell table:style-name="Table1.B2" office:value-type="float" office:value="75">
            <text:p text:style-name="Table_20_Contents">75</text:p>
          </table:table-cell>
          <table:table-cell table:style-name="Table1.B2" office:value-type="float" office:value="0.32">
            <text:p text:style-name="Table_20_Contents">0.32</text:p>
          </table:table-cell>
          <table:covered-table-cell/>
        </table:table-row>
        <table:table-row>
          <table:table-cell table:style-name="Table1.A2" office:value-type="string">
            <text:p text:style-name="Table_20_Contents">C</text:p>
          </table:table-cell>
          <table:table-cell table:style-name="Table1.B2" office:value-type="float" office:value="0.85">
            <text:p text:style-name="Table_20_Contents">0.85</text:p>
          </table:table-cell>
          <table:table-cell table:style-name="Table1.B2" office:value-type="float" office:value="90">
            <text:p text:style-name="Table_20_Contents">90</text:p>
          </table:table-cell>
          <table:table-cell table:style-name="Table1.B2" office:value-type="float" office:value="0.39">
            <text:p text:style-name="Table_20_Contents">0.39</text:p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0M59S</meta:editing-duration>
    <meta:editing-cycles>16</meta:editing-cycles>
    <meta:generator>OpenOffice/4.1.12$Win32 OpenOffice.org_project/4112m1$Build-9809</meta:generator>
    <dc:date>2024-12-27T12:12:17.70</dc:date>
    <meta:document-statistic meta:table-count="2" meta:image-count="8" meta:object-count="12" meta:page-count="3" meta:paragraph-count="47" meta:word-count="138" meta:character-count="78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frac>
        <mrow>
          <mn>50</mn>
        </mrow>
        <mrow>
          <mrow>
            <mrow>
              <mn>50</mn>
              <mo stretchy="false">+</mo>
              <mn>7</mn>
            </mrow>
            <mo stretchy="false">+</mo>
            <mn>4</mn>
          </mrow>
        </mrow>
      </mfrac>
    </mrow>
    <annotation encoding="StarMath 5.0">{50} over {50 + 7 + 4} 
</annotation>
  </semantics>
</math>
</file>

<file path=Object 10/content.xml><?xml version="1.0" encoding="utf-8"?>
<math xmlns="http://www.w3.org/1998/Math/MathML">
  <semantics>
    <mrow>
      <mfrac>
        <mrow>
          <mrow>
            <mrow>
              <mn>2</mn>
              <mo stretchy="false">∗</mo>
              <mn>0.82</mn>
            </mrow>
            <mo stretchy="false">∗</mo>
            <mn>0.89</mn>
          </mrow>
        </mrow>
        <mrow>
          <mrow>
            <mn>0.82</mn>
            <mo stretchy="false">+</mo>
            <mn>0.89</mn>
          </mrow>
        </mrow>
      </mfrac>
    </mrow>
    <annotation encoding="StarMath 5.0">{2*0.82*0.89} over {0.82 + 0.89}</annotation>
  </semantics>
</math>
</file>

<file path=Object 11/content.xml><?xml version="1.0" encoding="utf-8"?>
<math xmlns="http://www.w3.org/1998/Math/MathML">
  <semantics>
    <mrow>
      <mover accent="true">
        <mi>y</mi>
        <mo stretchy="false">̂</mo>
      </mover>
    </mrow>
    <annotation encoding="StarMath 5.0">hat y</annotation>
  </semantics>
</math>
</file>

<file path=Object 12/content.xml><?xml version="1.0" encoding="utf-8"?>
<math xmlns="http://www.w3.org/1998/Math/MathML">
  <semantics>
    <mrow>
      <mover accent="true">
        <mi>y</mi>
        <mo stretchy="false">̂</mo>
      </mover>
    </mrow>
    <annotation encoding="StarMath 5.0">hat y</annotation>
  </semantics>
</math>
</file>

<file path=Object 2/content.xml><?xml version="1.0" encoding="utf-8"?>
<math xmlns="http://www.w3.org/1998/Math/MathML">
  <semantics>
    <mrow>
      <mfrac>
        <mrow>
          <mn>60</mn>
        </mrow>
        <mrow>
          <mrow>
            <mrow>
              <mn>60</mn>
              <mo stretchy="false">+</mo>
              <mn>5</mn>
            </mrow>
            <mo stretchy="false">+</mo>
            <mn>6</mn>
          </mrow>
        </mrow>
      </mfrac>
    </mrow>
    <annotation encoding="StarMath 5.0">{60} over {60 + 5 + 6}</annotation>
  </semantics>
</math>
</file>

<file path=Object 3/content.xml><?xml version="1.0" encoding="utf-8"?>
<math xmlns="http://www.w3.org/1998/Math/MathML">
  <semantics>
    <mrow>
      <mfrac>
        <mrow>
          <mn>80</mn>
        </mrow>
        <mrow>
          <mrow>
            <mrow>
              <mn>80</mn>
              <mo stretchy="false">+</mo>
              <mn>8</mn>
            </mrow>
            <mo stretchy="false">+</mo>
            <mn>10</mn>
          </mrow>
        </mrow>
      </mfrac>
    </mrow>
    <annotation encoding="StarMath 5.0">{80} over {80 + 8 + 10} </annotation>
  </semantics>
</math>
</file>

<file path=Object 4/content.xml><?xml version="1.0" encoding="utf-8"?>
<math xmlns="http://www.w3.org/1998/Math/MathML">
  <semantics>
    <mrow>
      <mfrac>
        <mrow>
          <mn>50</mn>
        </mrow>
        <mrow>
          <mrow>
            <mrow>
              <mn>50</mn>
              <mo stretchy="false">+</mo>
              <mn>5</mn>
            </mrow>
            <mo stretchy="false">+</mo>
            <mn>10</mn>
          </mrow>
        </mrow>
      </mfrac>
    </mrow>
    <annotation encoding="StarMath 5.0">{50} over {50 + 5 + 10} 
</annotation>
  </semantics>
</math>
</file>

<file path=Object 5/content.xml><?xml version="1.0" encoding="utf-8"?>
<math xmlns="http://www.w3.org/1998/Math/MathML">
  <semantics>
    <mrow>
      <mfrac>
        <mrow>
          <mn>60</mn>
        </mrow>
        <mrow>
          <mrow>
            <mrow>
              <mn>60</mn>
              <mo stretchy="false">+</mo>
              <mn>7</mn>
            </mrow>
            <mo stretchy="false">+</mo>
            <mn>8</mn>
          </mrow>
        </mrow>
      </mfrac>
    </mrow>
    <annotation encoding="StarMath 5.0">{60} over {60 + 7 + 8}</annotation>
  </semantics>
</math>
</file>

<file path=Object 6/content.xml><?xml version="1.0" encoding="utf-8"?>
<math xmlns="http://www.w3.org/1998/Math/MathML">
  <semantics>
    <mrow>
      <mfrac>
        <mrow>
          <mn>80</mn>
        </mrow>
        <mrow>
          <mrow>
            <mrow>
              <mn>80</mn>
              <mo stretchy="false">+</mo>
              <mn>6</mn>
            </mrow>
            <mo stretchy="false">+</mo>
            <mn>4</mn>
          </mrow>
        </mrow>
      </mfrac>
    </mrow>
    <annotation encoding="StarMath 5.0">{80} over {80 + 6 + 4} </annotation>
  </semantics>
</math>
</file>

<file path=Object 7/content.xml><?xml version="1.0" encoding="utf-8"?>
<math xmlns="http://www.w3.org/1998/Math/MathML">
  <semantics>
    <mrow>
      <mfrac>
        <mrow>
          <mrow>
            <mrow>
              <mn>50</mn>
              <mo stretchy="false">+</mo>
              <mn>60</mn>
            </mrow>
            <mo stretchy="false">+</mo>
            <mn>80</mn>
          </mrow>
        </mrow>
        <mrow>
          <mrow>
            <mrow>
              <mrow>
                <mrow>
                  <mrow>
                    <mrow>
                      <mrow>
                        <mrow>
                          <mn>50</mn>
                          <mo stretchy="false">+</mo>
                          <mn>5</mn>
                        </mrow>
                        <mo stretchy="false">+</mo>
                        <mn>10</mn>
                      </mrow>
                      <mo stretchy="false">+</mo>
                      <mn>7</mn>
                    </mrow>
                    <mo stretchy="false">+</mo>
                    <mn>60</mn>
                  </mrow>
                  <mo stretchy="false">+</mo>
                  <mn>8</mn>
                </mrow>
                <mo stretchy="false">+</mo>
                <mn>4</mn>
              </mrow>
              <mo stretchy="false">+</mo>
              <mn>6</mn>
            </mrow>
            <mo stretchy="false">+</mo>
            <mn>80</mn>
          </mrow>
        </mrow>
      </mfrac>
    </mrow>
    <annotation encoding="StarMath 5.0">{50 + 60 + 80} over {50 + 5 + 10 + 7 + 60 + 8 + 4 + 6 + 80 } 
</annotation>
  </semantics>
</math>
</file>

<file path=Object 8/content.xml><?xml version="1.0" encoding="utf-8"?>
<math xmlns="http://www.w3.org/1998/Math/MathML">
  <semantics>
    <mrow>
      <mfrac>
        <mrow>
          <mrow>
            <mrow>
              <mn>2</mn>
              <mo stretchy="false">∗</mo>
              <mn>0.82</mn>
            </mrow>
            <mo stretchy="false">∗</mo>
            <mn>0.77</mn>
          </mrow>
        </mrow>
        <mrow>
          <mrow>
            <mn>0.82</mn>
            <mo stretchy="false">+</mo>
            <mn>0.77</mn>
          </mrow>
        </mrow>
      </mfrac>
    </mrow>
    <annotation encoding="StarMath 5.0">{2*0.82*0.77} over {0.82 + 0.77} </annotation>
  </semantics>
</math>
</file>

<file path=Object 9/content.xml><?xml version="1.0" encoding="utf-8"?>
<math xmlns="http://www.w3.org/1998/Math/MathML">
  <semantics>
    <mrow>
      <mfrac>
        <mrow>
          <mrow>
            <mrow>
              <mn>2</mn>
              <mo stretchy="false">∗</mo>
              <mn>0.85</mn>
            </mrow>
            <mo stretchy="false">∗</mo>
            <mn>0.80</mn>
          </mrow>
        </mrow>
        <mrow>
          <mrow>
            <mn>0.85</mn>
            <mo stretchy="false">+</mo>
            <mn>0.80</mn>
          </mrow>
        </mrow>
      </mfrac>
    </mrow>
    <annotation encoding="StarMath 5.0">{2*0.85*0.80} over {0.85 + 0.80}</annotation>
  </semantics>
</math>
</file>